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Support.fork( Activity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inSupport.JoinSupport( List &lt; Activity &gt;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inSupport.cancelFork( Activity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inSupport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inSupport.Joi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oinSupport.onValidStateChan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oinSupport.JoinSupport( Activity ... activ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